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374151" loext:opacity="100%" style:font-name="S hne" fo:font-size="14pt" fo:letter-spacing="normal" fo:font-style="normal" fo:font-weight="bold" style:font-size-asian="14pt" style:font-weight-asian="bold" style:font-size-complex="14pt" style:font-weight-complex="bold"/>
    </style:style>
    <style:style style:name="P2" style:family="paragraph" style:parent-style-name="Standard">
      <style:text-properties fo:background-color="#ffff00"/>
    </style:style>
    <style:style style:name="P3" style:family="paragraph" style:parent-style-name="Standard" style:list-style-name="L2">
      <style:text-properties officeooo:paragraph-rsid="0023f0e3"/>
    </style:style>
    <style:style style:name="P4" style:family="paragraph" style:parent-style-name="Standard">
      <style:text-properties officeooo:rsid="0022ffd0" officeooo:paragraph-rsid="0022ffd0"/>
    </style:style>
    <style:style style:name="P5" style:family="paragraph" style:parent-style-name="Standard">
      <style:text-properties officeooo:rsid="0022ffd0" officeooo:paragraph-rsid="003bf4f3"/>
    </style:style>
    <style:style style:name="P6" style:family="paragraph" style:parent-style-name="Standard">
      <style:text-properties officeooo:paragraph-rsid="0022ffd0"/>
    </style:style>
    <style:style style:name="P7" style:family="paragraph" style:parent-style-name="Standard">
      <style:text-properties fo:color="#c9211e" loext:opacity="100%"/>
    </style:style>
    <style:style style:name="P8" style:family="paragraph" style:parent-style-name="Standard">
      <style:text-properties fo:color="#c9211e" loext:opacity="100%" fo:font-size="12pt" officeooo:rsid="0075a231" officeooo:paragraph-rsid="008d1c26" fo:background-color="#b3cac7" style:font-size-asian="12pt" style:font-size-complex="12pt"/>
    </style:style>
    <style:style style:name="P9" style:family="paragraph" style:parent-style-name="Standard">
      <style:text-properties officeooo:paragraph-rsid="0026b8bf"/>
    </style:style>
    <style:style style:name="P10" style:family="paragraph" style:parent-style-name="Standard">
      <style:text-properties officeooo:paragraph-rsid="00297d59"/>
    </style:style>
    <style:style style:name="P11" style:family="paragraph" style:parent-style-name="Standard">
      <style:text-properties officeooo:paragraph-rsid="002e2acf"/>
    </style:style>
    <style:style style:name="P12" style:family="paragraph" style:parent-style-name="Standard">
      <style:text-properties officeooo:paragraph-rsid="0030ef7f"/>
    </style:style>
    <style:style style:name="P13" style:family="paragraph" style:parent-style-name="Standard">
      <style:text-properties officeooo:paragraph-rsid="004922fb"/>
    </style:style>
    <style:style style:name="P14" style:family="paragraph" style:parent-style-name="Standard">
      <style:text-properties fo:font-size="12pt" officeooo:rsid="0022ffd0" officeooo:paragraph-rsid="004f9a34" style:font-size-asian="12pt" style:font-size-complex="12pt"/>
    </style:style>
    <style:style style:name="P15" style:family="paragraph" style:parent-style-name="Standard">
      <style:text-properties fo:font-size="12pt" officeooo:rsid="0022ffd0" officeooo:paragraph-rsid="00520282" style:font-size-asian="12pt" style:font-size-complex="12pt"/>
    </style:style>
    <style:style style:name="P16" style:family="paragraph" style:parent-style-name="Standard">
      <style:text-properties fo:font-size="12pt" officeooo:rsid="0075a231" officeooo:paragraph-rsid="0075a231" style:font-size-asian="12pt" style:font-size-complex="12pt"/>
    </style:style>
    <style:style style:name="P17" style:family="paragraph" style:parent-style-name="Standard">
      <style:text-properties fo:font-size="12pt" officeooo:rsid="0088e7c8" officeooo:paragraph-rsid="0088e7c8" style:font-size-asian="12pt" style:font-size-complex="12pt"/>
    </style:style>
    <style:style style:name="P18" style:family="paragraph" style:parent-style-name="Standard">
      <style:text-properties fo:font-size="12pt" officeooo:rsid="0075a231" officeooo:paragraph-rsid="008d1c26" fo:background-color="#b3cac7" style:font-size-asian="12pt" style:font-size-complex="12pt"/>
    </style:style>
    <style:style style:name="P19" style:family="paragraph" style:parent-style-name="Standard">
      <style:text-properties officeooo:rsid="0053e98d" officeooo:paragraph-rsid="0053e98d"/>
    </style:style>
    <style:style style:name="P20" style:family="paragraph" style:parent-style-name="Standard">
      <style:text-properties officeooo:paragraph-rsid="0053e98d"/>
    </style:style>
    <style:style style:name="P21" style:family="paragraph" style:parent-style-name="Standard">
      <style:text-properties fo:background-color="transparent"/>
    </style:style>
    <style:style style:name="P22" style:family="paragraph" style:parent-style-name="Standard">
      <style:text-properties officeooo:paragraph-rsid="005f3f84"/>
    </style:style>
    <style:style style:name="P23" style:family="paragraph" style:parent-style-name="Standard">
      <style:text-properties fo:font-size="11pt" officeooo:rsid="005f3f84" officeooo:paragraph-rsid="005f3f84" style:font-size-asian="11pt" style:font-size-complex="11pt"/>
    </style:style>
    <style:style style:name="P24" style:family="paragraph" style:parent-style-name="Standard">
      <style:text-properties fo:font-size="11pt" officeooo:rsid="005f3f84" officeooo:paragraph-rsid="005f6bd8" style:font-size-asian="11pt" style:font-size-complex="11pt"/>
    </style:style>
    <style:style style:name="P25" style:family="paragraph" style:parent-style-name="Standard">
      <style:text-properties fo:font-size="11pt" officeooo:rsid="005f3f84" officeooo:paragraph-rsid="00675f1f" style:font-size-asian="11pt" style:font-size-complex="11pt"/>
    </style:style>
    <style:style style:name="P26" style:family="paragraph" style:parent-style-name="Standard">
      <style:text-properties fo:font-size="11pt" officeooo:rsid="0061619c" officeooo:paragraph-rsid="0061619c" style:font-size-asian="11pt" style:font-size-complex="11pt"/>
    </style:style>
    <style:style style:name="P27" style:family="paragraph" style:parent-style-name="Standard">
      <style:text-properties fo:font-size="11pt" fo:font-weight="normal" officeooo:rsid="005f3f84" officeooo:paragraph-rsid="005f3f84" style:font-size-asian="11pt" style:font-weight-asian="normal" style:font-size-complex="11pt" style:font-weight-complex="normal"/>
    </style:style>
    <style:style style:name="P28" style:family="paragraph" style:parent-style-name="Standard">
      <style:text-properties officeooo:paragraph-rsid="0075a231"/>
    </style:style>
    <style:style style:name="P29" style:family="paragraph" style:parent-style-name="Standard">
      <style:text-properties officeooo:paragraph-rsid="0088e7c8"/>
    </style:style>
    <style:style style:name="P30" style:family="paragraph" style:parent-style-name="Text_20_body">
      <style:text-properties officeooo:paragraph-rsid="0022ffd0"/>
    </style:style>
    <style:style style:name="P31" style:family="paragraph" style:parent-style-name="Text_20_body" style:list-style-name="L8">
      <style:paragraph-properties fo:padding="0.049cm" fo:border="0.06pt solid #d9d9e3"/>
      <style:text-properties officeooo:paragraph-rsid="003bf4f3"/>
    </style:style>
    <style:style style:name="P32" style:family="paragraph" style:parent-style-name="Text_20_body">
      <style:paragraph-properties fo:padding="0.049cm" fo:border="0.06pt solid #d9d9e3"/>
    </style:style>
    <style:style style:name="P33" style:family="paragraph" style:parent-style-name="Text_20_body" style:list-style-name="L11">
      <style:paragraph-properties fo:margin-top="0cm" fo:margin-bottom="0cm" style:contextual-spacing="false" fo:padding="0.049cm" fo:border="0.06pt solid #d9d9e3"/>
    </style:style>
    <style:style style:name="P34" style:family="paragraph" style:parent-style-name="Text_20_body" style:list-style-name="L11">
      <style:paragraph-properties fo:padding="0.049cm" fo:border="0.06pt solid #d9d9e3"/>
    </style:style>
    <style:style style:name="P35" style:family="paragraph" style:parent-style-name="Text_20_body">
      <style:text-properties officeooo:rsid="0053e98d" officeooo:paragraph-rsid="005a4f28"/>
    </style:style>
    <style:style style:name="P36" style:family="paragraph" style:parent-style-name="Text_20_body">
      <style:text-properties fo:font-size="11pt" officeooo:rsid="005f3f84" officeooo:paragraph-rsid="005f3f84" fo:background-color="#bbe33d" style:font-size-asian="11pt" style:font-size-complex="11pt"/>
    </style:style>
    <style:style style:name="P37" style:family="paragraph" style:parent-style-name="Text_20_body">
      <style:paragraph-properties fo:padding="0.049cm" fo:border="0.06pt solid #d9d9e3"/>
      <style:text-properties fo:background-color="#bbe33d"/>
    </style:style>
    <style:style style:name="P38" style:family="paragraph" style:parent-style-name="Text_20_body" style:list-style-name="L18">
      <style:paragraph-properties fo:margin-top="0cm" fo:margin-bottom="0cm" style:contextual-spacing="false" fo:padding="0.049cm" fo:border="0.06pt solid #d9d9e3"/>
    </style:style>
    <style:style style:name="P39" style:family="paragraph" style:parent-style-name="Text_20_body">
      <style:text-properties officeooo:paragraph-rsid="008d1c26"/>
    </style:style>
    <style:style style:name="T1" style:family="text">
      <style:text-properties loext:padding="0.049cm" loext:border="0.06pt solid #d9d9e3"/>
    </style:style>
    <style:style style:name="T2" style:family="text">
      <style:text-properties officeooo:rsid="0022ffd0"/>
    </style:style>
    <style:style style:name="T3" style:family="text">
      <style:text-properties officeooo:rsid="0022ffd0" loext:padding="0.049cm" loext:border="0.06pt solid #d9d9e3"/>
    </style:style>
    <style:style style:name="T4" style:family="text">
      <style:text-properties officeooo:rsid="0026b8bf"/>
    </style:style>
    <style:style style:name="T5" style:family="text">
      <style:text-properties fo:background-color="transparent" loext:char-shading-value="0"/>
    </style:style>
    <style:style style:name="T6" style:family="text">
      <style:text-properties officeooo:rsid="0022ffd0" fo:background-color="transparent" loext:char-shading-value="0" loext:padding="0.049cm" loext:border="0.06pt solid #d9d9e3"/>
    </style:style>
    <style:style style:name="T7" style:family="text">
      <style:text-properties officeooo:rsid="002cc794" fo:background-color="transparent" loext:char-shading-value="0" loext:padding="0.049cm" loext:border="0.06pt solid #d9d9e3"/>
    </style:style>
    <style:style style:name="T8" style:family="text">
      <style:text-properties officeooo:rsid="0030ef7f" fo:background-color="transparent" loext:char-shading-value="0" loext:padding="0.049cm" loext:border="0.06pt solid #d9d9e3"/>
    </style:style>
    <style:style style:name="T9" style:family="text">
      <style:text-properties fo:background-color="transparent" loext:char-shading-value="0" loext:padding="0.049cm" loext:border="0.06pt solid #d9d9e3"/>
    </style:style>
    <style:style style:name="T10" style:family="text">
      <style:text-properties fo:background-color="transparent" loext:char-shading-value="0" loext:padding="0.049cm" loext:border="0.06pt solid #d9d9e3"/>
    </style:style>
    <style:style style:name="T11" style:family="text">
      <style:text-properties officeooo:rsid="005dc2f6" fo:background-color="transparent" loext:char-shading-value="0"/>
    </style:style>
    <style:style style:name="T12" style:family="text">
      <style:text-properties fo:font-weight="normal" style:font-weight-asian="normal" style:font-weight-complex="normal"/>
    </style:style>
    <style:style style:name="T13" style:family="text">
      <style:text-properties fo:font-weight="normal" officeooo:rsid="0022ffd0" style:font-weight-asian="normal" style:font-weight-complex="normal" loext:padding="0.049cm" loext:border="0.06pt solid #d9d9e3"/>
    </style:style>
    <style:style style:name="T14" style:family="text">
      <style:text-properties fo:font-weight="normal" officeooo:rsid="0023e56d" style:font-weight-asian="normal" style:font-weight-complex="normal"/>
    </style:style>
    <style:style style:name="T15" style:family="text">
      <style:text-properties fo:font-weight="normal" officeooo:rsid="002cc794" fo:background-color="transparent" loext:char-shading-value="0" style:font-weight-asian="normal" style:font-weight-complex="normal" loext:padding="0.049cm" loext:border="0.06pt solid #d9d9e3"/>
    </style:style>
    <style:style style:name="T16" style:family="text">
      <style:text-properties fo:font-weight="normal" officeooo:rsid="0022ffd0" fo:background-color="transparent" loext:char-shading-value="0" style:font-weight-asian="normal" style:font-weight-complex="normal" loext:padding="0.049cm" loext:border="0.06pt solid #d9d9e3"/>
    </style:style>
    <style:style style:name="T17" style:family="text">
      <style:text-properties officeooo:rsid="004922fb"/>
    </style:style>
    <style:style style:name="T18" style:family="text">
      <style:text-properties fo:font-variant="normal" fo:text-transform="none" fo:color="#ffffff" loext:opacity="100%" style:font-name="Söhne Mono" fo:letter-spacing="normal" fo:font-style="normal" fo:font-weight="normal"/>
    </style:style>
    <style:style style:name="T19" style:family="text">
      <style:text-properties fo:font-size="10.5pt" style:font-size-asian="10.5pt" style:font-size-complex="10.5pt"/>
    </style:style>
    <style:style style:name="T20" style:family="text">
      <style:text-properties fo:font-size="10.5pt" fo:font-weight="bold" fo:background-color="#ffff00" loext:char-shading-value="0" style:font-size-asian="10.5pt" style:font-weight-asian="bold" style:font-size-complex="10.5pt" style:font-weight-complex="bold"/>
    </style:style>
    <style:style style:name="T21" style:family="text">
      <style:text-properties officeooo:rsid="00520282"/>
    </style:style>
    <style:style style:name="T22" style:family="text">
      <style:text-properties fo:font-size="13pt" officeooo:rsid="0053e98d" style:font-size-asian="13pt" style:font-size-complex="13pt"/>
    </style:style>
    <style:style style:name="T23" style:family="text">
      <style:text-properties fo:font-size="13pt" style:font-size-asian="13pt" style:font-size-complex="13pt" loext:padding="0.049cm" loext:border="0.06pt solid #d9d9e3"/>
    </style:style>
    <style:style style:name="T24" style:family="text">
      <style:text-properties fo:font-weight="bold" style:font-weight-asian="bold" style:font-weight-complex="bold"/>
    </style:style>
    <style:style style:name="T25" style:family="text">
      <style:text-properties fo:font-weight="bold" officeooo:rsid="005f6bd8" style:font-weight-asian="bold" style:font-weight-complex="bold"/>
    </style:style>
    <style:style style:name="T26" style:family="text">
      <style:text-properties fo:font-weight="bold" style:font-weight-asian="bold" style:font-weight-complex="bold" loext:padding="0.049cm" loext:border="0.06pt solid #d9d9e3"/>
    </style:style>
    <style:style style:name="T27" style:family="text">
      <style:text-properties officeooo:rsid="005dc2f6"/>
    </style:style>
    <style:style style:name="T28" style:family="text">
      <style:text-properties officeooo:rsid="005f3f84" loext:padding="0.049cm" loext:border="0.06pt solid #d9d9e3"/>
    </style:style>
    <style:style style:name="T29" style:family="text">
      <style:text-properties fo:font-size="12pt" style:font-size-asian="12pt" style:font-size-complex="12pt"/>
    </style:style>
    <style:style style:name="T30" style:family="text">
      <style:text-properties fo:font-size="12pt" officeooo:rsid="005f3f84" style:font-size-asian="12pt" style:font-size-complex="12pt"/>
    </style:style>
    <style:style style:name="T31" style:family="text">
      <style:text-properties fo:font-size="12pt" style:font-size-asian="12pt" style:font-size-complex="12pt" loext:padding="0.049cm" loext:border="0.06pt solid #d9d9e3"/>
    </style:style>
    <style:style style:name="T32" style:family="text">
      <style:text-properties fo:font-size="12pt" officeooo:rsid="005f6bd8" style:font-size-asian="12pt" style:font-size-complex="12pt"/>
    </style:style>
    <style:style style:name="T33" style:family="text">
      <style:text-properties fo:font-size="12pt" officeooo:rsid="0088e7c8"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fo:font-weight="bold" style:font-size-asian="12pt" style:font-weight-asian="bold" style:font-size-complex="12pt" style:font-weight-complex="bold" loext:padding="0.049cm" loext:border="0.06pt solid #d9d9e3"/>
    </style:style>
    <style:style style:name="T36" style:family="text">
      <style:text-properties fo:font-size="12pt" fo:font-weight="bold" officeooo:rsid="005f6bd8" style:font-size-asian="12pt" style:font-weight-asian="bold" style:font-size-complex="12pt" style:font-weight-complex="bold"/>
    </style:style>
    <style:style style:name="T37" style:family="text">
      <style:text-properties fo:font-size="12pt" fo:font-weight="normal" style:font-size-asian="12pt" style:font-weight-asian="normal" style:font-size-complex="12pt" style:font-weight-complex="normal" loext:padding="0.049cm" loext:border="0.06pt solid #d9d9e3"/>
    </style:style>
    <style:style style:name="T38" style:family="text">
      <style:text-properties officeooo:rsid="005f6bd8"/>
    </style:style>
    <style:style style:name="T39" style:family="text">
      <style:text-properties fo:font-size="11pt" officeooo:rsid="005f3f84" style:font-size-asian="11pt" style:font-size-complex="11pt"/>
    </style:style>
    <style:style style:name="T40" style:family="text">
      <style:text-properties fo:font-size="11pt" officeooo:rsid="005f3f84" style:font-size-asian="11pt" style:font-size-complex="11pt" loext:padding="0.049cm" loext:border="0.06pt solid #d9d9e3"/>
    </style:style>
    <style:style style:name="T41" style:family="text">
      <style:text-properties fo:font-size="11pt" officeooo:rsid="0075a231" style:font-size-asian="11pt" style:font-size-complex="11pt"/>
    </style:style>
    <style:style style:name="T42" style:family="text">
      <style:text-properties officeooo:rsid="0069c43e"/>
    </style:style>
    <style:style style:name="T43" style:family="text">
      <style:text-properties officeooo:rsid="00740c5c"/>
    </style:style>
    <style:style style:name="T44" style:family="text">
      <style:text-properties officeooo:rsid="0089ab26"/>
    </style:style>
    <style:style style:name="T45" style:family="text">
      <style:text-properties officeooo:rsid="0095a942"/>
    </style:style>
    <style:style style:name="T46" style:family="text">
      <style:text-properties officeooo:rsid="0096c12d"/>
    </style:style>
    <style:style style:name="T47" style:family="text">
      <style:text-properties fo:color="#c9211e" loext:opacity="100%" fo:font-size="12pt" officeooo:rsid="0075a231" fo:background-color="#b3cac7" loext:char-shading-value="0" style:font-size-asian="12pt" style:font-size-complex="12pt" loext:padding="0.049cm" loext:border="0.06pt solid #d9d9e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42">T</text:span>op 50 Kafka commands that are commonly used for managing and interacting with Apache Kafka:</text:p>
      <text:p text:style-name="P1"/>
      <text:p text:style-name="Standard">docker exec -it kafka bash</text:p>
      <text:p text:style-name="Standard">clearing the kafka bash cmds:</text:p>
      <text:p text:style-name="Standard"><text:s/>1) printf "\033c"</text:p>
      <text:p text:style-name="Standard"><text:s/>2) alias cls='printf "\033c"'</text:p>
      <text:p text:style-name="Standard"/>
      <text:list xml:id="list3784067029" text:style-name="L2">
        <text:list-item>
          <text:p text:style-name="P3"><text:span text:style-name="Strong_20_Emphasis"><text:span text:style-name="T4">Create a topic:</text:span></text:span></text:p>
          <text:p text:style-name="P3"><text:span text:style-name="Strong_20_Emphasis"/></text:p>
        </text:list-item>
      </text:list>
      <text:p text:style-name="Standard">kafka-topics.sh --create --bootstrap-server &lt;bootstrap-server&gt; --topic &lt;topic-name&gt; --partitions &lt;num-partitions&gt; --replication-factor &lt;replication-factor&gt;</text:p>
      <text:p text:style-name="Standard"/>
      <text:p text:style-name="P2">kafka-topics.sh --create --bootstrap-server localhost:9092 --topic kar-ele-result-2023 --partitions 2 --replication-factor 2</text:p>
      <text:p text:style-name="P7">Error while executing topic command : Replication factor: 2 larger than available brokers: 1.</text:p>
      <text:p text:style-name="Standard"/>
      <text:p text:style-name="P2"><text:span text:style-name="T11">exmp 1:</text:span><text:span text:style-name="T27"> </text:span>kafka-topics.sh --create --bootstrap-server localhost:9092 --topic kar-ele-result-2023 --partitions 2 --replication-factor 1</text:p>
      <text:p text:style-name="P2"/>
      <text:p text:style-name="P21"><text:span text:style-name="T27">Exmp2 : </text:span>kafka-topics.sh --create --bootstrap-server &lt;bootstrap-server&gt; --topic <text:span text:style-name="T27">my-topic</text:span> --partitions <text:span text:style-name="T27">4</text:span> --replication-factor <text:span text:style-name="T27">1</text:span></text:p>
      <text:p text:style-name="Standard"><text:s text:c="3"/></text:p>
      <text:p text:style-name="P6"><text:span text:style-name="T2">2. </text:span><text:span text:style-name="Strong_20_Emphasis"><text:span text:style-name="T1">List topics:</text:span></text:span></text:p>
      <text:p text:style-name="P6"><text:span text:style-name="Strong_20_Emphasis"/></text:p>
      <text:p text:style-name="P6"><text:span text:style-name="Strong_20_Emphasis"><text:span text:style-name="T12">kafka-topics.sh --list --bootstrap-server &lt;bootstrap-server&gt;</text:span></text:span></text:p>
      <text:p text:style-name="P6"><text:span text:style-name="Strong_20_Emphasis"><text:span text:style-name="T12">kafka-topics.sh --list --bootstrap-server </text:span></text:span><text:span text:style-name="Strong_20_Emphasis"><text:span text:style-name="T14">localhost:9092</text:span></text:span></text:p>
      <text:p text:style-name="P6"><text:span text:style-name="Strong_20_Emphasis"/></text:p>
      <text:p text:style-name="P9"><text:span text:style-name="Strong_20_Emphasis"><text:span text:style-name="T4">3. </text:span></text:span><text:span text:style-name="Strong_20_Emphasis"><text:span text:style-name="T3">Describe a topic:</text:span></text:span></text:p>
      <text:p text:style-name="P9"><text:span text:style-name="Strong_20_Emphasis"><text:span text:style-name="T3"/></text:span></text:p>
      <text:p text:style-name="P9"><text:span text:style-name="Strong_20_Emphasis"><text:span text:style-name="T13">kafka-topics.sh --describe --bootstrap-server &lt;bootstrap-server&gt; --topic &lt;topic-name&gt;</text:span></text:span></text:p>
      <text:p text:style-name="P10"><text:span text:style-name="Strong_20_Emphasis"><text:span text:style-name="T16">kafka-topics.sh --describe --bootstrap-server localhost:9092 <text:s/>--topic kar-ele-result-2023</text:span></text:span></text:p>
      <text:p text:style-name="P10"><text:span text:style-name="Strong_20_Emphasis"><text:span text:style-name="T6"/></text:span></text:p>
      <text:p text:style-name="P11"><text:span text:style-name="Strong_20_Emphasis"><text:span text:style-name="T7">4. Delete a topic:</text:span></text:span></text:p>
      <text:p text:style-name="P11"><text:span text:style-name="Strong_20_Emphasis"><text:span text:style-name="T15">kafka-topics.sh --delete --bootstrap-server &lt;bootstrap-server&gt; --topic &lt;topic-name&gt;</text:span></text:span></text:p>
      <text:p text:style-name="P12"><text:span text:style-name="Strong_20_Emphasis"><text:span text:style-name="T8"/></text:span></text:p>
      <text:p text:style-name="P12"><text:span text:style-name="Strong_20_Emphasis"><text:span text:style-name="T8">5. Produce messages to a topic:</text:span></text:span></text:p>
      <text:p text:style-name="P12"><text:span text:style-name="Strong_20_Emphasis"><text:span text:style-name="T8"/></text:span></text:p>
      <text:p text:style-name="P4">kafka-console-producer.sh --broker-list &lt;broker-list&gt; --topic &lt;topic-name&gt;</text:p>
      <text:p text:style-name="P4"/>
      <text:p text:style-name="P30"><text:span text:style-name="Source_20_Text"><text:span text:style-name="T1"><text:s text:c="5"/>--broker-list</text:span></text:span> specifies the list of Kafka brokers to connect to. In this case, we're using a single broker running on <text:span text:style-name="Source_20_Text"><text:span text:style-name="T1">localhost</text:span></text:span> with port <text:span text:style-name="Source_20_Text"><text:span text:style-name="T1">9092</text:span></text:span>.</text:p>
      <text:list xml:id="list1683976289" text:style-name="L8">
        <text:list-item>
          <text:p text:style-name="P31"><text:span text:style-name="Source_20_Text"><text:span text:style-name="T1">--topic</text:span></text:span> specifies the name of the Kafka topic to which you want to produce messages. In this case, we're using a topic called <text:span text:style-name="Strong_20_Emphasis"><text:span text:style-name="T6">kar-ele-result-2023</text:span></text:span>.</text:p>
        </text:list-item>
      </text:list>
      <text:p text:style-name="P5">kafka-console-producer.sh --broker-list localhost:9092 --topic <text:span text:style-name="Strong_20_Emphasis"><text:span text:style-name="T10">kar-ele-result-2023</text:span></text:span></text:p>
      <text:p text:style-name="P4"><text:soft-page-break/></text:p>
      <text:p text:style-name="P13"><text:span text:style-name="T17">6. </text:span><text:span text:style-name="Strong_20_Emphasis"><text:span text:style-name="T1">Consume messages from a topic:</text:span></text:span></text:p>
      <text:p text:style-name="P14"><text:span text:style-name="T18">kafka-console-consumer.sh --bootstrap-server &lt;bootstrap-server&gt; --topic </text:span></text:p>
      <text:p text:style-name="P14">kafka-console-consumer.sh --bootstrap-server &lt;bootstrap-server&gt; --topic &lt;topic-name&gt; --from-beginning</text:p>
      <text:p text:style-name="P4"><text:span text:style-name="T19"/></text:p>
      <text:p text:style-name="P15">kafka-console-consumer.sh --bootstrap-server <text:span text:style-name="T21">localhost:9092</text:span> --topic <text:span text:style-name="Strong_20_Emphasis"><text:span text:style-name="T10">kar-ele-result-2023</text:span></text:span> --from-beginning</text:p>
      <text:p text:style-name="P4"><text:span text:style-name="T19"/></text:p>
      <text:p text:style-name="P20"><text:span text:style-name="T22">7. </text:span><text:span text:style-name="Strong_20_Emphasis"><text:span text:style-name="T23">Consume messages from a topic in a consumer group:</text:span></text:span></text:p>
      <text:p text:style-name="P19"><text:span text:style-name="T19">kafka-console-consumer.sh --bootstrap-server &lt;bootstrap-server&gt; --topic &lt;topic-name&gt; --group &lt;consumer-group&gt;</text:span></text:p>
      <text:p text:style-name="P19"><text:span text:style-name="T19"/></text:p>
      <text:p text:style-name="P19"><text:span text:style-name="T19"/></text:p>
      <text:p text:style-name="P35"><text:span text:style-name="T19">In this example:</text:span><text:span text:style-name="T20"> kafka-console-consumer.sh --bootstrap-server localhost:9092 --topic my-topic --group my-consumer-group</text:span></text:p>
      <text:list xml:id="list1152944234" text:style-name="L11">
        <text:list-item>
          <text:p text:style-name="P33"><text:span text:style-name="Source_20_Text"><text:span text:style-name="T1">--bootstrap-server</text:span></text:span> specifies the Kafka bootstrap server's address and port. Here, we're using <text:span text:style-name="Source_20_Text"><text:span text:style-name="T1">localhost:9092</text:span></text:span> as the address, assuming Kafka is running on the local machine with the default port.</text:p>
        </text:list-item>
        <text:list-item>
          <text:p text:style-name="P33"><text:span text:style-name="Source_20_Text"><text:span text:style-name="T1">--topic</text:span></text:span> specifies the name of the Kafka topic from which you want to consume messages. In this case, we're using a topic called <text:span text:style-name="Source_20_Text"><text:span text:style-name="T1">my-topic</text:span></text:span>.</text:p>
        </text:list-item>
        <text:list-item>
          <text:p text:style-name="P34"><text:span text:style-name="Source_20_Text"><text:span text:style-name="T1">--group</text:span></text:span> specifies the consumer group to which the consumer belongs. You can choose any name for your consumer group. Here, we're using <text:span text:style-name="Source_20_Text"><text:span text:style-name="T1">my-consumer-group</text:span></text:span> as an example.</text:p>
        </text:list-item>
      </text:list>
      <text:p text:style-name="P32">By running this command, the console consumer will start reading messages from the specified topic within the consumer group. You will see the messages printed in the console as they are consumed. The consumer will continue to receive messages until you stop the command.</text:p>
      <text:p text:style-name="P19"><text:span text:style-name="T19"/></text:p>
      <text:p text:style-name="P22"><text:span text:style-name="T30">8. </text:span><text:span text:style-name="Strong_20_Emphasis"><text:span text:style-name="T31">List consumer groups:</text:span></text:span></text:p>
      <text:p text:style-name="P22"><text:span text:style-name="Strong_20_Emphasis"><text:span text:style-name="T35"/></text:span></text:p>
      <text:p text:style-name="P24"><text:span text:style-name="Strong_20_Emphasis"><text:span text:style-name="T37">kafka-consumer-groups.sh --bootstrap-server &lt;bootstrap-server&gt; --list</text:span></text:span></text:p>
      <text:p text:style-name="P27"><text:span text:style-name="T29">kafka-consumer-groups.sh --bootstrap-server </text:span><text:span text:style-name="T32">localhost:9092</text:span><text:span text:style-name="T29"> --l</text:span>ist</text:p>
      <text:p text:style-name="P27"/>
      <text:p text:style-name="P26"><text:span text:style-name="T12">9. </text:span><text:span text:style-name="Strong_20_Emphasis"><text:span text:style-name="T28">Describe a consumer group:</text:span></text:span></text:p>
      <text:p text:style-name="P24"/>
      <text:p text:style-name="P23">kafka-consumer-groups.sh --bootstrap-server &lt;bootstrap-server&gt; --describe --group &lt;consumer-group&gt;</text:p>
      <text:p text:style-name="P23"/>
      <text:p text:style-name="P25">kafka-consumer-groups.sh --bootstrap-server <text:span text:style-name="T43">localhost:9092</text:span> --describe --group my-consumer-group</text:p>
      <text:p text:style-name="P23"/>
      <text:p text:style-name="P36">In Apache Kafka, a consumer group is a logical entity that represents a group of consumers working together to consume messages from one or more Kafka topics. Consumer groups provide a way to parallelize message consumption across multiple consumers, enabling high-throughput and fault-tolerant processing of data.</text:p>
      <text:p text:style-name="P37">When a topic receives messages, Kafka assigns partitions to the consumer group's members, ensuring that each partition is consumed by only one consumer within the group. This ensures that the group processes messages in parallel, with each consumer responsible for a subset of the partitions.</text:p>
      <text:p text:style-name="P37"><text:soft-page-break/>Consumer groups are identified by a unique group ID, which is specified by the consuming applications. Kafka tracks the progress of each consumer group, maintaining offsets (position within the topic) for each partition. These offsets enable Kafka to manage message consumption, allowing consumers to continue from where they left off during failures or restarts.</text:p>
      <text:p text:style-name="P23"/>
      <text:p text:style-name="P28"><text:span text:style-name="T41">10. </text:span><text:span text:style-name="Strong_20_Emphasis"><text:span text:style-name="T1">Reset consumer group offsets to a specific position:</text:span></text:span></text:p>
      <text:p text:style-name="P28"><text:span text:style-name="Strong_20_Emphasis"/></text:p>
      <text:p text:style-name="P16">kafka-consumer-groups.sh --bootstrap-server &lt;bootstrap-server&gt; --group &lt;consumer-group&gt; --reset-offsets --to-offset &lt;offset&gt; --topic &lt;topic-name&gt; --execute</text:p>
      <text:p text:style-name="P16"/>
      <text:p text:style-name="P18">kafka-consumer-groups.sh --bootstrap-server <text:span text:style-name="T44">localhost:9092</text:span> --group <text:span text:style-name="T39">my-consumer-group</text:span> --reset-offsets --to-offset &lt;offset&gt; --topic <text:span text:style-name="T45">m</text:span><text:span text:style-name="T46">y</text:span><text:span text:style-name="T45">-topic</text:span> –execute</text:p>
      <text:p text:style-name="P18"/>
      <text:p text:style-name="P8">kafka-consumer-groups.sh --bootstrap-server localhost:9092 --group my-consumer-group --reset-offsets --to-offset 0 --topic my-topic --execute</text:p>
      <text:p text:style-name="P8"><text:span text:style-name="Source_20_Text"><text:span text:style-name="T47"/></text:span></text:p>
      <text:p text:style-name="P8">Error: Assignments can only be reset if the group 'my-consumer-group' is inactive, but the current state is Stable.</text:p>
      <text:p text:style-name="P8"/>
      <text:p text:style-name="P39"><text:s text:c="4"/>• --group specifies the consumer group for which you want to reset the offsets. Replace my-consumer-group with the actual name of your consumer group.</text:p>
      <text:p text:style-name="P39"><text:s text:c="4"/>• --reset-offsets indicates that you want to reset the offsets for the consumer group.</text:p>
      <text:p text:style-name="P39"><text:s text:c="4"/>• --to-offset specifies the offset value to which you want to reset the consumer group. Replace &lt;offset&gt; with the actual offset value.</text:p>
      <text:p text:style-name="P39"><text:s text:c="4"/>• --topic specifies the name of the Kafka topic for which you want to reset the offsets. Replace my-topic with the actual name of your topic.</text:p>
      <text:p text:style-name="P39"><text:s text:c="4"/>• --execute is used to execute the offset reset operation.</text:p>
      <text:p text:style-name="P8"/>
      <text:p text:style-name="P16"/>
      <text:p text:style-name="P29"><text:span text:style-name="T33">11. </text:span><text:span text:style-name="Strong_20_Emphasis"><text:span text:style-name="T1">Create a Kafka Connect worker:<text:line-break/></text:span></text:span></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0T11:27:16.364550270</meta:creation-date>
    <dc:date>2023-05-30T12:22:38.943907912</dc:date>
    <meta:editing-duration>PT54M52S</meta:editing-duration>
    <meta:editing-cycles>71</meta:editing-cycles>
    <meta:generator>LibreOffice/7.3.7.2$Linux_X86_64 LibreOffice_project/30$Build-2</meta:generator>
    <meta:document-statistic meta:table-count="0" meta:image-count="0" meta:object-count="0" meta:page-count="3" meta:paragraph-count="56" meta:word-count="794" meta:character-count="5702" meta:non-whitespace-character-count="5023"/>
  </office:meta>
</office:document-meta>
</file>